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 for Tika Test – upon setContent, Tika should extract this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2-02-14T13:58:17</meta:creation-date>
    <meta:document-statistic meta:table-count="0" meta:image-count="0" meta:object-count="0" meta:page-count="1" meta:paragraph-count="1" meta:word-count="13" meta:character-count="77" meta:non-whitespace-character-count="65"/>
    <dc:date>2012-02-14T13:59:08</dc:date>
    <dc:creator>ingo </dc:creator>
    <meta:editing-duration>PT51S</meta:editing-duration>
    <meta:editing-cycles>1</meta:editing-cycles>
    <meta:generator>LibreOffice/3.4$Unix LibreOffice_project/340m1$Build-402</meta:generator>
  </office:meta>
</office:document-meta>
</file>